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roject Website Information:</text:p>
      <text:p text:style-name="Text_20_body">Create a site that addresses an issue in your community. This should fall into one of these categories:</text:p>
      <text:list xml:id="list7207789" text:style-name="L1">
        <text:list-item>
          <text:p text:style-name="P1"><text:span text:style-name="Strong_20_Emphasis">Safe:</text:span> A site that makes communities and the world a safer place. This might include protecting people and/or the natural world from harm.</text:p>
        </text:list-item>
        <text:list-item>
          <text:p text:style-name="P1"><text:span text:style-name="Strong_20_Emphasis">Sustainable: </text:span>A site that supports and promotes environmentally sustainable living, protecting the planet and life on Earth.</text:p>
        </text:list-item>
        <text:list-item>
          <text:p text:style-name="P1"><text:span text:style-name="Strong_20_Emphasis">Social justice:</text:span> site that supports equity, inclusion and social justice. This site promotes respect and wellbeing among individuals and communiti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7T14:33:36.514000000</meta:creation-date>
    <dc:date>2025-02-27T14:35:01.684000000</dc:date>
    <meta:editing-duration>PT1M28S</meta:editing-duration>
    <meta:editing-cycles>1</meta:editing-cycles>
    <meta:document-statistic meta:table-count="0" meta:image-count="0" meta:object-count="0" meta:page-count="1" meta:paragraph-count="5" meta:word-count="84" meta:character-count="542" meta:non-whitespace-character-count="466"/>
    <meta:generator>LibreOffice/7.1.3.2$Windows_X86_64 LibreOffice_project/47f78053abe362b9384784d31a6e56f8511eb1c1</meta:generator>
  </office:meta>
</office:document-meta>
</file>